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2b2b2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66cc00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000080" draw:marker-end="Arrow" draw:marker-end-width="0.203cm" draw:fill="none" draw:textarea-vertical-align="middle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6" style:family="graphic" style:parent-style-name="objectwithoutfill">
      <style:graphic-properties svg:stroke-color="#000080" draw:marker-end="Arrow" draw:marker-end-width="0.3cm" draw:fill="none" draw:textarea-vertical-align="middle"/>
    </style:style>
    <style:style style:name="gr7" style:family="graphic" style:parent-style-name="standard">
      <style:graphic-properties svg:stroke-color="#00008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9" draw:id="id9" draw:layer="layout" svg:width="8.001cm" svg:height="1.651cm" svg:x="9.69cm" svg:y="5.894cm">
          <text:p text:style-name="P1">DerivativeMaterialInterface</text:p>
          <text:p text:style-name="P1">&lt; Material &gt;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6.223cm" svg:height="0.889cm" svg:x="10.598cm" svg:y="10.766cm">
          <text:p text:style-name="P1">ComputeStressBa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" draw:id="id5" draw:layer="layout" svg:width="8.509cm" svg:height="1.016cm" svg:x="1.832cm" svg:y="17.279cm">
          <text:p text:style-name="P1">ComputeMultiPlasticityStres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" draw:id="id1" draw:layer="layout" svg:width="8.255cm" svg:height="0.889cm" svg:x="14.416cm" svg:y="18.489cm">
          <text:p text:style-name="P1">LinearIsoElasticPFDamag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" draw:id="id3" draw:layer="layout" svg:width="10.414cm" svg:height="0.889cm" svg:x="16.113cm" svg:y="15.992cm">
          <text:p text:style-name="P1">FiniteStrainHyperElasticViscoPlasti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4" draw:id="id4" draw:layer="layout" svg:width="8.382cm" svg:height="0.889cm" svg:x="17.718cm" svg:y="12.768cm">
          <text:p text:style-name="P1">ComputeLinearElasticStres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0" draw:id="id10" draw:layer="layout" svg:width="9.652cm" svg:height="1.016cm" svg:x="16.748cm" svg:y="8.358cm">
          <text:p text:style-name="P1">ComputeFiniteStrainElasticStres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6" draw:id="id6" draw:layer="layout" svg:width="6.858cm" svg:height="1.016cm" svg:x="2.632cm" svg:y="14.795cm">
          <text:p text:style-name="P1">MultiPlasticityDebugg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" draw:id="id7" draw:layer="layout" svg:width="8.128cm" svg:height="1.016cm" svg:x="2.035cm" svg:y="12.455cm">
          <text:p text:style-name="P1">MultiPlasticityLinearSystem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1" xml:id="id8" draw:id="id8" draw:layer="layout" svg:width="6.731cm" svg:height="1.651cm" svg:x="2.716cm" svg:y="9.18cm">
          <text:p text:style-name="P1">MultiPlasticityRaw</text:p>
          <text:p text:style-name="P1">ComponentAssembl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14.416cm" svg:y1="18.933cm" svg:x2="13.71cm" svg:y2="11.655cm" draw:start-shape="id1" draw:start-glue-point="5" draw:end-shape="id2" draw:end-glue-point="6" svg:d="M14416 18933l-706-7278" svg:viewBox="0 0 707 7279">
          <text:p/>
        </draw:connector>
        <draw:connector draw:style-name="gr4" draw:text-style-name="P1" draw:layer="layout" draw:type="line" svg:x1="16.113cm" svg:y1="16.436cm" svg:x2="13.71cm" svg:y2="11.655cm" draw:start-shape="id3" draw:start-glue-point="5" draw:end-shape="id2" draw:end-glue-point="6" svg:d="M16113 16436l-2403-4781" svg:viewBox="0 0 2404 4782">
          <text:p/>
        </draw:connector>
        <draw:connector draw:style-name="gr4" draw:text-style-name="P1" draw:layer="layout" draw:type="line" svg:x1="21.909cm" svg:y1="12.768cm" svg:x2="16.821cm" svg:y2="11.21cm" draw:start-shape="id4" draw:start-glue-point="4" draw:end-shape="id2" draw:end-glue-point="7" svg:d="M21909 12768l-5088-1558" svg:viewBox="0 0 5089 1559">
          <text:p/>
        </draw:connector>
        <draw:connector draw:style-name="gr4" draw:text-style-name="P1" draw:layer="layout" draw:type="line" svg:x1="10.341cm" svg:y1="17.787cm" svg:x2="13.71cm" svg:y2="11.655cm" draw:start-shape="id5" draw:start-glue-point="7" draw:end-shape="id2" draw:end-glue-point="6" svg:d="M10341 17787l3369-6132" svg:viewBox="0 0 3370 6133">
          <text:p/>
        </draw:connector>
        <draw:connector draw:style-name="gr4" draw:text-style-name="P1" draw:layer="layout" draw:type="line" svg:x1="6.087cm" svg:y1="17.279cm" svg:x2="6.061cm" svg:y2="15.811cm" draw:start-shape="id5" draw:start-glue-point="4" draw:end-shape="id6" draw:end-glue-point="6" svg:d="M6087 17279l-26-1468" svg:viewBox="0 0 27 1469">
          <text:p/>
        </draw:connector>
        <draw:connector draw:style-name="gr4" draw:text-style-name="P1" draw:layer="layout" draw:type="line" svg:x1="6.061cm" svg:y1="14.795cm" svg:x2="6.099cm" svg:y2="13.471cm" draw:start-shape="id6" draw:start-glue-point="4" draw:end-shape="id7" draw:end-glue-point="6" svg:d="M6061 14795l38-1324" svg:viewBox="0 0 39 1325">
          <text:p/>
        </draw:connector>
        <draw:connector draw:style-name="gr4" draw:text-style-name="P1" draw:layer="layout" draw:type="line" svg:x1="6.099cm" svg:y1="12.455cm" svg:x2="6.082cm" svg:y2="10.831cm" draw:start-shape="id7" draw:start-glue-point="4" draw:end-shape="id8" draw:end-glue-point="6" svg:d="M6099 12455l-17-1624" svg:viewBox="0 0 18 1625">
          <text:p/>
        </draw:connector>
        <draw:connector draw:style-name="gr4" draw:text-style-name="P1" draw:layer="layout" draw:type="line" svg:x1="13.71cm" svg:y1="10.766cm" svg:x2="13.69cm" svg:y2="7.545cm" draw:start-shape="id2" draw:start-glue-point="4" draw:end-shape="id9" draw:end-glue-point="6" svg:d="M13710 10766l-20-3221" svg:viewBox="0 0 21 3222">
          <text:p/>
        </draw:connector>
        <draw:connector draw:style-name="gr4" draw:text-style-name="P1" draw:layer="layout" draw:type="line" svg:x1="21.574cm" svg:y1="9.374cm" svg:x2="16.821cm" svg:y2="11.21cm" draw:start-shape="id10" draw:start-glue-point="6" draw:end-shape="id2" draw:end-glue-point="7" svg:d="M21574 9374l-4753 1836" svg:viewBox="0 0 4754 1837">
          <text:p/>
        </draw:connector>
        <draw:custom-shape draw:style-name="gr5" draw:text-style-name="P1" draw:layer="layout" svg:width="16.51cm" svg:height="1.143cm" svg:x="1.502cm" svg:y="3.997cm">
          <text:p text:style-name="P1">Tensor Mechanics Stress Materials Inheritance Structu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2" draw:id="id12" draw:layer="layout" svg:width="6.096cm" svg:height="0.762cm" svg:x="13.784cm" svg:y="1.153cm">
          <text:p text:style-name="P1">Abstract base clas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.604cm" svg:height="0.889cm" svg:x="13.657cm" svg:y="2.523cm">
          <text:p text:style-name="P1">Undocumented clas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21.277cm" svg:y1="2.026cm" svg:x2="19.88cm" svg:y2="1.534cm" draw:start-shape="id11" draw:start-glue-point="5" draw:end-shape="id12" draw:end-glue-point="7" svg:d="M21277 2026l-1397-492" svg:viewBox="0 0 1398 493">
          <text:p/>
        </draw:connector>
        <draw:custom-shape draw:style-name="gr7" draw:text-style-name="P1" xml:id="id11" draw:id="id11" draw:layer="layout" svg:width="5.461cm" svg:height="0.762cm" svg:x="21.277cm" svg:y="1.645cm">
          <text:p text:style-name="P1">Public Inheritance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chel Waxman</meta:initial-creator>
    <meta:creation-date>2015-09-28T11:48:36.763363513</meta:creation-date>
    <dc:date>2015-09-28T15:19:03.486863644</dc:date>
    <dc:creator>Rachel Waxman</dc:creator>
    <meta:editing-duration>PT3H26M21S</meta:editing-duration>
    <meta:editing-cycles>6</meta:editing-cycles>
    <meta:generator>LibreOffice/4.2.8.2$Linux_X86_64 LibreOffice_project/420m0$Build-2</meta:generator>
    <meta:document-statistic meta:object-count="24"/>
  </office:meta>
</office:document-meta>
</file>